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cb1d" officeooo:paragraph-rsid="0012cb1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cb1d" officeooo:paragraph-rsid="0012cb1d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cb1d" officeooo:paragraph-rsid="0014c1f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c1fe" officeooo:paragraph-rsid="0014c1fe" style:font-size-asian="9.60000038146973pt" style:font-weight-asian="normal" style:font-size-complex="11pt" style:font-weight-complex="normal"/>
    </style:style>
    <style:style style:name="T1" style:family="text">
      <style:text-properties officeooo:rsid="0014c1fe"/>
    </style:style>
    <style:style style:name="T2" style:family="text">
      <style:text-properties officeooo:rsid="00166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.1.</text:p>
      <text:p text:style-name="P2"/>
      <text:p text:style-name="P2"/>
      <text:p text:style-name="P2">- body {background-color: tan} <text:s/>es un código css el cual se utiliza para añadir color a el fondo de una o varias celdas.</text:p>
      <text:p text:style-name="P2"/>
      <text:p text:style-name="P2">-h1 {color:maroon; front-size:20pt} es un código css el cual se utiliza para establecer una cabecera. Este se caracteriza por estar en color y tener un tamaño determinado.</text:p>
      <text:p text:style-name="P2"/>
      <text:p text:style-name="P2">-hr {color:navy} es un código css el cual se utiliza para separar lineas <text:span text:style-name="T2">horizontales</text:span> y en este caso se le aplica el color navy.</text:p>
      <text:p text:style-name="P2"/>
      <text:p text:style-name="P2">-p {font-size:12pt; margin-left: 15px} es un código css el cual establece un párrafo con un margen izquierdo de 15 pixeles y <text:s/>con un tamaño de 12 puntos.</text:p>
      <text:p text:style-name="P2"/>
      <text:p text:style-name="P2">-p.verse {color:mar<text:span text:style-name="T1">ró</text:span>n; margin-left: 60px} es un código css <text:s/><text:span text:style-name="T1">el cual define la clase del parrafo , en este caso le añade color marrón y un tamaño de 60 pixeles.</text:span></text:p>
      <text:p text:style-name="P2"/>
      <text:p text:style-name="P3">-<text:span text:style-name="T1">a:link {color:green} es un código css el cual establece un link el cual no ha sido visitado y está en color verde.</text:span></text:p>
      <text:p text:style-name="P4">-a:visited {color:yellow} es un códico css el cual establece un link que el usuario ha visitado y está en color amarillo.</text:p>
      <text:p text:style-name="P4">-a:hover <text:s/>{color:black} es un código css el cual establece un link para el cual salga cuando el usuario pase el ratón por encima suya, y está en color negro.</text:p>
      <text:p text:style-name="P4">-a:active <text:s/>{color:blue} es un código css el cual establece un link para el cual se active cuando se haga click en él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31:20.903461482</meta:creation-date>
    <dc:date>2016-11-16T09:46:43.081058712</dc:date>
    <meta:editing-duration>PT8M5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225" meta:character-count="1247" meta:non-whitespace-character-count="1027"/>
  </office:meta>
</office:document-meta>
</file>